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a5783" officeooo:paragraph-rsid="000a5783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3pt" fo:font-weight="normal" officeooo:rsid="000a5783" officeooo:paragraph-rsid="000a5783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c432a" officeooo:paragraph-rsid="000c432a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e2c48" officeooo:paragraph-rsid="000e2c48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f3c2b" officeooo:paragraph-rsid="000f3c2b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fbdf6" officeooo:paragraph-rsid="000fbdf6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059b4" officeooo:paragraph-rsid="001059b4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115f69" officeooo:paragraph-rsid="00115f69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152485" officeooo:paragraph-rsid="00152485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1548f2" officeooo:paragraph-rsid="001548f2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15dd28" officeooo:paragraph-rsid="0015dd28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8a49e" officeooo:paragraph-rsid="0018a49e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a3b5e" officeooo:paragraph-rsid="001a3b5e" style:font-size-asian="11.3500003814697pt" style:font-weight-asian="normal" style:font-size-complex="13pt" style:font-weight-complex="normal"/>
    </style:style>
    <style:style style:name="T1" style:family="text">
      <style:text-properties officeooo:rsid="000a6c8c"/>
    </style:style>
    <style:style style:name="T2" style:family="text">
      <style:text-properties officeooo:rsid="000c432a"/>
    </style:style>
    <style:style style:name="T3" style:family="text">
      <style:text-properties officeooo:rsid="00126ad4"/>
    </style:style>
    <style:style style:name="T4" style:family="text">
      <style:text-properties officeooo:rsid="001548f2"/>
    </style:style>
    <style:style style:name="T5" style:family="text">
      <style:text-properties officeooo:rsid="0015dd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OÇÕES SOBRE TERMINAL SHELL</text:p>
      <text:p text:style-name="P1"/>
      <text:p text:style-name="P2">1. pwd(diz quem é o usuário)</text:p>
      <text:p text:style-name="P2">2. ls(diz os detalhes sobre usuário)</text:p>
      <text:p text:style-name="P2">3. <text:span text:style-name="T1">clear(limpar a tela)/</text:span><text:span text:style-name="T2">ctrl + l</text:span></text:p>
      <text:p text:style-name="P3">4. ls -a</text:p>
      <text:p text:style-name="P3">5. ls -help</text:p>
      <text:p text:style-name="P4">6.mkdir(criar pastas)</text:p>
      <text:p text:style-name="P5">7. cd( change directory)</text:p>
      <text:p text:style-name="P6">8. cd.. vai retornar à página anterior</text:p>
      <text:p text:style-name="P7">9. touch( criar arquivos)</text:p>
      <text:p text:style-name="P8">10. nano entrar em um novo arquivo<text:span text:style-name="T3">(exemplo: index.html)</text:span></text:p>
      <text:p text:style-name="P9">11. mv<text:span text:style-name="T4">(move)</text:span></text:p>
      <text:p text:style-name="P10">12. rm(remove)</text:p>
      <text:p text:style-name="P11">13. rm -rf de refroçar pra remover</text:p>
      <text:p text:style-name="P12">14. <text:span text:style-name="T5">rm -rf / </text:span>(remove todos os arquivos do seu computador)</text:p>
      <text:p text:style-name="P13">15. code . Abrir esse diretorio em qualquer arquivo ou aplicativo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5:00:30.758000000</meta:creation-date>
    <dc:date>2022-07-15T00:04:48.083000000</dc:date>
    <meta:editing-duration>P2DT2H53M38S</meta:editing-duration>
    <meta:editing-cycles>14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6" meta:word-count="86" meta:character-count="490" meta:non-whitespace-character-count="420"/>
  </office:meta>
</office:document-meta>
</file>